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Container SELinux Gotchas — Volumes and Labels</text:p>
          </draw:text-box>
        </draw:frame>
        <draw:frame draw:style-name="TransBox" svg:width="31.8700cm" svg:height="3.5000cm" svg:x="1.0000cm" svg:y="8.8000cm">
          <draw:text-box>
            <text:p text:style-name="PBody">SELinux and containers interact in specific ways that trip up even experienced admins. This chapter covers the common pitfalls and their correct fixes. Resource: Notes Dan Walsh — Containers and SELinux: Authoritative…</text:p>
          </draw:text-box>
        </draw:frame>
        <draw:frame draw:style-name="TransBox" svg:width="31.8700cm" svg:height="0.7000cm" svg:x="1.0000cm" svg:y="17.8000cm">
          <draw:text-box>
            <text:p text:style-name="PFooter">05-rhca/containers/selinux-container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core issue: volume mount labeling</text:p>
            <text:p text:style-name="PBullet">▶  The :Z and :z volume options</text:p>
            <text:p text:style-name="PBullet">▶  What :Z actually does</text:p>
            <text:p text:style-name="PBullet">▶  Named volumes and SELinux</text:p>
            <text:p text:style-name="PBullet">▶  Port binding and SELinux</text:p>
            <text:p text:style-name="PBullet">▶  Common AVC denials with containers</text:p>
            <text:p text:style-name="PBullet">▶  Restoring labels after :Z</text:p>
            <text:p text:style-name="PBullet">▶  Audit containers specificall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core issue: volume mount labeling</text:p>
          </draw:text-box>
        </draw:frame>
        <draw:frame draw:style-name="TransBox" svg:width="31.8700cm" svg:height="13.5500cm" svg:x="1.0000cm" svg:y="4.0000cm">
          <draw:text-box>
            <text:p text:style-name="PBullet">• When you bind-mount a host directory into a container, the container process</text:p>
            <text:p text:style-name="PBullet">• needs the correct SELinux type to access it. By default, a host directory</text:p>
            <text:p text:style-name="PBullet">• has a type appropriate for the host — not for a container proces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:Z and :z volume options</text:p>
          </draw:text-box>
        </draw:frame>
        <draw:frame draw:style-name="TransBox" svg:width="15.7350cm" svg:height="13.5500cm" svg:x="1.0000cm" svg:y="4.0000cm">
          <draw:text-box>
            <text:p text:style-name="PBullet">• Option: Meaning</text:p>
            <text:p text:style-name="PBullet">• :Z: Relabel the directory for this container (private)</text:p>
            <text:p text:style-name="PBullet">• :z: Relabel as shared (multiple containers can access)</text:p>
            <text:p text:style-name="PBullet">• (none): No relabeling — usually causes permission denied</text:p>
            <text:p text:style-name="PBullet">• ⚠️ Never use :Z on home directories or system paths</text:p>
            <text:p text:style-name="PBullet">• Using :Z on ~ or /etc will relabel those paths to a container</text:p>
            <text:p text:style-name="PBullet">• context, breaking host access. Always bind-mount subdirectories.</text:p>
          </draw:text-box>
        </draw:frame>
        <draw:frame draw:style-name="CodeBox" svg:width="15.7350cm" svg:height="13.5500cm" svg:x="17.1350cm" svg:y="4.0000cm">
          <draw:text-box>
            <text:p text:style-name="PCode"># Private (one container)
podman run -d -v ~/myapp/data:/app/data:Z myapp:latest

# Shared (multiple containers)
podman run -d -v ~/shared/uploads:/uploads:z app1:latest
podman run -d -v ~/shared/uploads:/uploads:z app2:lates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:Z actually does</text:p>
          </draw:text-box>
        </draw:frame>
        <draw:frame draw:style-name="TransBox" svg:width="15.7350cm" svg:height="13.5500cm" svg:x="1.0000cm" svg:y="4.0000cm">
          <draw:text-box>
            <text:p text:style-name="PBullet">• :Z runs chcon -t container_file_t on the host directory.</text:p>
            <text:p text:style-name="PBullet">• The MCS categories (c123,c456) are unique per container — preventing</text:p>
            <text:p text:style-name="PBullet">• container-to-container access at the SELinux level.</text:p>
          </draw:text-box>
        </draw:frame>
        <draw:frame draw:style-name="CodeBox" svg:width="15.7350cm" svg:height="13.5500cm" svg:x="17.1350cm" svg:y="4.0000cm">
          <draw:text-box>
            <text:p text:style-name="PCode"># Before :Z
ls -Z ~/myapp/data/
# user_u:object_r:user_home_t:s0

# Run with :Z
podman run --rm -v ~/myapp/data:/data:Z ubi9 ls /data

# After :Z
ls -Z ~/myapp/data/
# system_u:object_r:container_file_t:s0:c123,c456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med volumes and SELinux</text:p>
          </draw:text-box>
        </draw:frame>
        <draw:frame draw:style-name="TransBox" svg:width="15.7350cm" svg:height="13.5500cm" svg:x="1.0000cm" svg:y="4.0000cm">
          <draw:text-box>
            <text:p text:style-name="PBullet">• Named volumes (managed by Podman) already have the correct SELinux context:</text:p>
            <text:p text:style-name="PBullet">• No :Z needed for named volumes — they're already labeled correctly.</text:p>
          </draw:text-box>
        </draw:frame>
        <draw:frame draw:style-name="CodeBox" svg:width="15.7350cm" svg:height="13.5500cm" svg:x="17.1350cm" svg:y="4.0000cm">
          <draw:text-box>
            <text:p text:style-name="PCode">podman volume create mydata
podman volume inspect mydata | grep -i mountpoint

ls -Z $(podman volume inspect mydata --format '{{.Mountpoint}}')
# system_u:object_r:container_file_t:s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rt binding and SELinux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 port binding above 1024 does not require SELinux policy</text:p>
            <text:p text:style-name="PBullet">• changes. For rootful containers on non-standard ports:</text:p>
          </draw:text-box>
        </draw:frame>
        <draw:frame draw:style-name="CodeBox" svg:width="15.7350cm" svg:height="13.5500cm" svg:x="17.1350cm" svg:y="4.0000cm">
          <draw:text-box>
            <text:p text:style-name="PCode"># Check what types are allowed for container port binding
sudo semanage port -l | grep container

# Add a port if needed (rootful containers)
sudo semanage port -a -t container_port_t -p tcp 909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toring labels after :Z</text:p>
          </draw:text-box>
        </draw:frame>
        <draw:frame draw:style-name="TransBox" svg:width="15.7350cm" svg:height="13.5500cm" svg:x="1.0000cm" svg:y="4.0000cm">
          <draw:text-box>
            <text:p text:style-name="PBullet">• If :Z labeled a path incorrectly, restore the original context:</text:p>
          </draw:text-box>
        </draw:frame>
        <draw:frame draw:style-name="CodeBox" svg:width="15.7350cm" svg:height="13.5500cm" svg:x="17.1350cm" svg:y="4.0000cm">
          <draw:text-box>
            <text:p text:style-name="PCode">sudo restorecon -Rv ~/myapp/data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dit containers specifically</text:p>
          </draw:text-box>
        </draw:frame>
        <draw:frame draw:style-name="CodeBox" svg:width="31.8700cm" svg:height="13.5500cm" svg:x="1.0000cm" svg:y="4.0000cm">
          <draw:text-box>
            <text:p text:style-name="PCode"># AVCs from container processes
sudo ausearch -m avc -c "container" -ts today

# Specific container by name (get PID first)
podman inspect myapp | grep Pid
sudo ausearch -m avc --pid &lt;pid&gt; -ts toda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tainer SELinux Gotchas — Volumes and Labels</text:p>
          </draw:text-box>
        </draw:frame>
        <draw:frame draw:style-name="TransBox" svg:width="31.8700cm" svg:height="13.5500cm" svg:x="1.0000cm" svg:y="4.0000cm">
          <draw:text-box>
            <text:p text:style-name="PBullet">✓  The core issue: volume mount labeling: When you bind-mount a host directory into a container, the container process</text:p>
            <text:p text:style-name="PBullet">✓  The :Z and :z volume options: Option: Meaning</text:p>
            <text:p text:style-name="PBullet">✓  What :Z actually does: :Z runs chcon -t container_file_t on the host directory.</text:p>
            <text:p text:style-name="PBullet">✓  Named volumes and SELinux: Named volumes (managed by Podman) already have the correct SELinux context:</text:p>
            <text:p text:style-name="PBullet">✓  Port binding and SELinux: Rootless container port binding above 1024 does not require SELinux policy</text:p>
            <text:p text:style-name="PBullet">✓  Restoring labels after :Z: If :Z labeled a path incorrectly, restore the original context:</text:p>
            <text:p text:style-name="PBullet">✓  Audit containers specifically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